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7.42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16:56.4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18:24.561000000</dc:date>
    <meta:print-date>2006-09-05T16:08:04</meta:print-date>
    <meta:editing-duration>PT21M</meta:editing-duration>
    <meta:editing-cycles>12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percentage-style style:name="N10011" number:language="hu" number:country="HU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percentage="true" chart:vertical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gap-width="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10011">
      <style:chart-properties chart:link-data-style-to-source="true"/>
      <style:graphic-properties draw:stroke="none" svg:stroke-width="0.035cm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-color="#0000ff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743cm" svg:height="8.785cm" xlink:href=".." xlink:type="simple" chart:class="chart:bar" chart:style-name="ch1">
        <chart:title svg:x="9.137cm" svg:y="0.309cm" chart:style-name="ch2">
          <text:p>Annaul Revenue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table:cell-range-address="Mo_példa_06_a.D9:Mo_példa_06_a.G14" chart:data-source-has-labels="both" svg:x="1.876cm" svg:y="1.346cm" svg:width="17.117cm" svg:height="6.598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0.934cm" svg:y="5.245cm" chart:style-name="ch6">
              <text:p>Quarter</text:p>
            </chart:title>
            <chart:categories table:cell-range-address="Mo_példa_06_a.E9:Mo_példa_06_a.G10"/>
          </chart:axis>
          <chart:axis chart:dimension="y" chart:name="primary-y" chart:style-name="ch7">
            <chart:title svg:x="9.557cm" svg:y="8.119cm" chart:style-name="ch8">
              <text:p>Income (%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